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Caption" style:list-style-name="LFO1" style:family="paragraph"/>
    <style:style style:name="P3" style:parent-style-name="Caption" style:family="paragraph">
      <style:paragraph-properties fo:margin-left="0.25in">
        <style:tab-stops/>
      </style:paragraph-properties>
    </style:style>
    <style:style style:name="P4" style:parent-style-name="Caption" style:family="paragraph">
      <style:paragraph-properties fo:margin-left="0.5in">
        <style:tab-stops/>
      </style:paragraph-properties>
    </style:style>
    <style:style style:name="T5" style:parent-style-name="DefaultParagraphFont" style:family="text">
      <style:text-properties style:text-position="super 66.6%"/>
    </style:style>
    <style:style style:family="graphic" style:name="a6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4" draw:id="id0" draw:style-name="a0" draw:name="Frame5" text:anchor-type="paragraph" svg:x="5.67014in" svg:y="2.87847in" svg:width="5.05139in" svg:height="2.04167in" style:rel-width="scale" style:rel-height="scale"><draw:text-box><text:p text:style-name="Caption"><text:s text:c="5"/>5- Check/Evaluate:</text:p><text:p text:style-name="Caption"><text:s text:c="3"/>To verify and evaluate the usefulness of this application, it<text:s/>would be</text:p><text:p text:style-name="Caption"><text:s text:c="2"/>necessary to verify the usage of the app, the ratings and reviews the users<text:s/></text:p><text:p text:style-name="Caption"><text:s/>are leaving<text:s/>and if features such as the shared<text:s/>assignments are being</text:p><text:p text:style-name="Caption"><text:s/>utilized by a large part of the userbase.<text:s/></text:p><text:p text:style-name="Framecontents"/></draw:text-box><svg:title/><svg:desc/></draw:frame><draw:frame draw:z-index="251659264" draw:id="id1" draw:style-name="a1" draw:name="Frame2" text:anchor-type="paragraph" svg:x="0in" svg:y="2.90347in" svg:width="5.60764in" svg:height="2in" style:rel-width="scale" style:rel-height="scale"><draw:text-box><text:p text:style-name="Caption"><text:s text:c="5"/>2- Target:</text:p><text:p text:style-name="Caption"><text:s text:c="4"/>The target audience for this product are office workers, families, and groups of<text:s/></text:p><text:p text:style-name="Caption"><text:s text:c="3"/>close friends.</text:p></draw:text-box><svg:title/><svg:desc/></draw:frame><draw:frame draw:z-index="5" draw:id="id2" draw:style-name="a2" draw:name="Frame6" text:anchor-type="paragraph" svg:x="5.64653in" svg:y="4.95903in" svg:width="5.04514in" svg:height="2.14167in" style:rel-width="scale" style:rel-height="scale"><draw:text-box><text:p text:style-name="Caption"><text:s text:c="4"/>6- Act/Standardize:</text:p><text:p text:style-name="Caption"><text:s text:c="3"/>Through frequent updates implemented with the intention to fix bugs and<text:s/></text:p><text:p text:style-name="Caption"><text:s text:c="2"/>adding new features. The team will work to keep the applications<text:s/></text:p><text:p text:style-name="Caption"><text:s/>userbase satisfied and allowing them to continue using the product.</text:p><text:p text:style-name="Framecontents"/></draw:text-box><svg:title/><svg:desc/></draw:frame><draw:frame draw:z-index="2" draw:id="id3" draw:style-name="a3" draw:name="Frame3" text:anchor-type="paragraph" svg:x="0.00764in" svg:y="4.91319in" svg:width="5.61389in" svg:height="2.18403in" style:rel-width="scale" style:rel-height="scale"><draw:text-box><text:p text:style-name="Caption"><text:s text:c="4"/>3- Causes:</text:p><text:p text:style-name="Framecontents"><text:s text:c="4"/>In many working areas there is a struggle in managing collaborative assignments</text:p><text:p text:style-name="Framecontents"><text:s text:c="4"/>which<text:s/>causes these works to suffer setbacks. This would also provide a solution</text:p><text:p text:style-name="Framecontents"><text:s text:c="4"/>towards a common workplace issue where many workers are uncredited for their</text:p><text:p text:style-name="Framecontents"><text:s text:c="4"/>work.</text:p></draw:text-box><svg:title/><svg:desc/></draw:frame><draw:frame draw:z-index="3" draw:id="id4" draw:style-name="a4" draw:name="Frame4" text:anchor-type="paragraph" svg:x="5.62569in" svg:y="0.69514in" svg:width="5.07639in" svg:height="2.18056in" style:rel-width="scale" style:rel-height="scale"><draw:text-box><text:p text:style-name="Caption"><text:s text:c="5"/>4- Countermeasures:</text:p><text:p text:style-name="Caption"><text:s text:c="3"/>I propose an application that would allow groups to assign, view and<text:s/></text:p><text:p text:style-name="Caption"><text:s text:c="2"/>share tasks amongst each other in a manner where tasks can be assigned</text:p><text:p text:style-name="Caption"><text:s/>individually or for multiple members.</text:p><text:p text:style-name="Caption"/><text:p text:style-name="Framecontents"/></draw:text-box><svg:title/><svg:desc/></draw:frame><draw:frame draw:z-index="251658240" draw:id="id5" draw:style-name="a5" draw:name="Frame1" text:anchor-type="paragraph" svg:x="0.01111in" svg:y="0.68472in" svg:width="5.57917in" svg:height="2.20764in" style:rel-width="scale" style:rel-height="scale"><draw:text-box><text:list text:style-name="LFO1" text:continue-numbering="true"><text:list-item><text:p text:style-name="P2">Problem Background:</text:p></text:list-item></text:list><text:p text:style-name="P3">There is not an application that allows a team or group to share, assign and compare tasks amongst each other. The lack<text:s/>of such a system causse miscommunication and wasted time for many jobs.</text:p><text:p text:style-name="P4"/><text:p text:style-name="Caption"/><text:p text:style-name="Framecontents"/></draw:text-box><svg:title/><svg:desc/></draw:frame><draw:frame draw:z-index="6" draw:id="id6" draw:style-name="a6" draw:name="Frame7" text:anchor-type="paragraph" svg:x="0.00417in" svg:y="0.00069in" svg:width="3.1625in" svg:height="0.68056in" style:rel-width="scale" style:rel-height="scale"><draw:text-box><text:p text:style-name="Framecontents"/><text:p text:style-name="Caption">Topic: A3 Form Idea Discussion</text:p></draw:text-box><svg:title/><svg:desc/></draw:frame><draw:frame draw:z-index="7" draw:id="id7" draw:style-name="a7" draw:name="Frame8" text:anchor-type="paragraph" svg:x="3.18819in" svg:y="0.00347in" svg:width="2.94375in" svg:height="0.67014in" style:rel-width="scale" style:rel-height="scale"><draw:text-box><text:p text:style-name="Framecontents"/><text:p text:style-name="Caption">Author: Juan J Velazquez</text:p></draw:text-box><svg:title/><svg:desc/></draw:frame><draw:frame draw:z-index="8" draw:id="id8" draw:style-name="a8" draw:name="Frame9" text:anchor-type="paragraph" svg:x="6.16042in" svg:y="0in" svg:width="2.50278in" svg:height="0.69792in" style:rel-width="scale" style:rel-height="scale"><draw:text-box><text:p text:style-name="Framecontents"/><text:p text:style-name="Caption">Date: January 19<text:span text:style-name="T5">th</text:span>, 20201</text:p></draw:text-box><svg:title/><svg:desc/></draw:frame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6.5354in" fo:page-height="11.693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ko Schütz-Schmuck</meta:initial-creator>
    <dc:creator>jjvm.99@gmail.com</dc:creator>
    <meta:creation-date>2021-01-20T01:17:00Z</meta:creation-date>
    <dc:date>2021-01-20T15:45:00Z</dc:date>
    <meta:template xlink:href="Normal" xlink:type="simple"/>
    <meta:editing-cycles>5</meta:editing-cycles>
    <meta:editing-duration>PT3900S</meta:editing-duration>
    <meta:document-statistic meta:page-count="1" meta:paragraph-count="1" meta:word-count="1" meta:character-count="10" meta:row-count="1" meta:non-whitespace-character-count="10"/>
  </office:meta>
</office:document-meta>
</file>